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0000001B9A0E367647030357D.png" manifest:media-type="image/png"/>
  <manifest:file-entry manifest:full-path="Pictures/10000000000002C0000001B9E1297F8741A561C1.png" manifest:media-type="image/png"/>
  <manifest:file-entry manifest:full-path="Pictures/10000000000002C0000001B9950D4FB23802BCB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3" style:family="paragraph">
      <loext:graphic-properties draw:fill-color="#ffffff"/>
    </style:style>
    <style:style style:name="T1" style:family="text">
      <style:text-properties style:font-name="Times New Roman" fo:font-size="46pt" fo:font-weight="bold" style:font-size-asian="46pt" style:font-weight-asian="bold" style:font-size-complex="4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8.628cm" svg:height="11.668cm" svg:x="5.034cm" svg:y="12.97cm">
          <draw:image xlink:href="Pictures/10000000000002C0000001B9950D4FB23802BCB6.png" xlink:type="simple" xlink:show="embed" xlink:actuate="onLoad" loext:mime-type="image/png">
            <text:p/>
          </draw:image>
        </draw:frame>
        <draw:frame draw:style-name="gr1" draw:text-style-name="P1" draw:layer="layout" svg:width="18.628cm" svg:height="11.668cm" svg:x="5.048cm" svg:y="23.13cm">
          <draw:image xlink:href="Pictures/10000000000002C0000001B9E1297F8741A561C1.png" xlink:type="simple" xlink:show="embed" xlink:actuate="onLoad" loext:mime-type="image/png">
            <text:p/>
          </draw:image>
        </draw:frame>
        <draw:frame draw:style-name="gr1" draw:text-style-name="P1" draw:layer="layout" svg:width="18.628cm" svg:height="11.668cm" svg:x="5.08cm" svg:y="2.794cm">
          <draw:image xlink:href="Pictures/10000000000002C0000001B9A0E367647030357D.png" xlink:type="simple" xlink:show="embed" xlink:actuate="onLoad" loext:mime-type="image/png">
            <text:p/>
          </draw:image>
        </draw:frame>
        <draw:frame draw:style-name="gr2" draw:text-style-name="P2" draw:layer="layout" svg:width="6.25cm" svg:height="2.046cm" svg:x="5.896cm" svg:y="3.146cm">
          <draw:text-box>
            <text:p><text:span text:style-name="T1"><text:s/></text:span><text:span text:style-name="T1">(A)</text:span></text:p>
          </draw:text-box>
        </draw:frame>
        <draw:frame draw:style-name="gr2" draw:text-style-name="P2" draw:layer="layout" svg:width="6.25cm" svg:height="2.046cm" svg:x="5.896cm" svg:y="13.146cm">
          <draw:text-box>
            <text:p><text:span text:style-name="T1"><text:s/></text:span><text:span text:style-name="T1">(B)</text:span></text:p>
          </draw:text-box>
        </draw:frame>
        <draw:frame draw:style-name="gr2" draw:text-style-name="P2" draw:layer="layout" svg:width="6.25cm" svg:height="2.046cm" svg:x="5.896cm" svg:y="13.146cm">
          <draw:text-box>
            <text:p><text:span text:style-name="T1"><text:s/></text:span><text:span text:style-name="T1">(B)</text:span></text:p>
          </draw:text-box>
        </draw:frame>
        <draw:frame draw:style-name="gr2" draw:text-style-name="P2" draw:layer="layout" svg:width="6.25cm" svg:height="2.046cm" svg:x="5.896cm" svg:y="23.846cm">
          <draw:text-box>
            <text:p><text:span text:style-name="T1"><text:s/></text:span><text:span text:style-name="T1">(C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9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9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9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47.2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76cm" svg:height="7.575cm" svg:x="1.011cm" svg:y="2.485cm"/>
      <draw:page-thumbnail draw:layer="backgroundobjects" svg:width="8.976cm" svg:height="7.575cm" svg:x="1.011cm" svg:y="11.061cm"/>
      <draw:page-thumbnail draw:layer="backgroundobjects" svg:width="8.976cm" svg:height="7.575cm" svg:x="1.011cm" svg:y="19.637cm"/>
      <draw:page-thumbnail draw:layer="backgroundobjects" svg:width="8.976cm" svg:height="7.575cm" svg:x="11.011cm" svg:y="2.485cm"/>
      <draw:page-thumbnail draw:layer="backgroundobjects" svg:width="8.976cm" svg:height="7.575cm" svg:x="11.011cm" svg:y="11.061cm"/>
      <draw:page-thumbnail draw:layer="backgroundobjects" svg:width="8.976cm" svg:height="7.575cm" svg:x="11.011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50.382cm" svg:height="7.886cm" svg:x="2.799cm" svg:y="1.883cm" presentation:class="title" presentation:placeholder="true">
        <draw:text-box/>
      </draw:frame>
      <draw:frame presentation:style-name="Default-outline1" draw:layer="backgroundobjects" svg:width="50.382cm" svg:height="27.399cm" svg:x="2.799cm" svg:y="11.053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0-09-13T17:21:57.871730194</dc:date>
    <meta:editing-duration>PT15H10M53S</meta:editing-duration>
    <meta:editing-cycles>31</meta:editing-cycles>
    <meta:generator>LibreOffice/6.4.5.2$Linux_X86_64 LibreOffice_project/40$Build-2</meta:generator>
    <meta:document-statistic meta:object-count="30"/>
  </office:meta>
</office:document-meta>
</file>